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fo:font-style="normal" style:text-underline-style="solid" style:text-underline-width="auto" style:text-underline-color="font-color" fo:font-weight="bold" officeooo:rsid="00138783" officeooo:paragraph-rsid="00138783" style:font-style-asian="normal" style:font-weight-asian="bold" style:font-style-complex="normal" style:font-weight-complex="bold"/>
    </style:style>
    <style:style style:name="P2" style:family="paragraph" style:parent-style-name="Standard">
      <style:text-properties fo:language="es" fo:country="ES" fo:font-style="normal" style:text-underline-style="solid" style:text-underline-width="auto" style:text-underline-color="font-color" fo:font-weight="bold" officeooo:rsid="0012421f" officeooo:paragraph-rsid="0012421f" style:font-style-asian="normal" style:font-weight-asian="bold" style:font-style-complex="normal" style:font-weight-complex="bold"/>
    </style:style>
    <style:style style:name="P3" style:family="paragraph" style:parent-style-name="Standard">
      <style:text-properties fo:language="es" fo:country="ES" fo:font-style="normal" style:text-underline-style="solid" style:text-underline-width="auto" style:text-underline-color="font-color" fo:font-weight="bold" officeooo:rsid="00139060" officeooo:paragraph-rsid="00139060" style:font-style-asian="normal" style:font-weight-asian="bold" style:font-style-complex="normal" style:font-weight-complex="bold"/>
    </style:style>
    <style:style style:name="P4" style:family="paragraph" style:parent-style-name="Standard">
      <style:text-properties fo:language="es" fo:country="ES" fo:font-style="normal" style:text-underline-style="solid" style:text-underline-width="auto" style:text-underline-color="font-color" fo:font-weight="bold" officeooo:rsid="00139060" officeooo:paragraph-rsid="00156161" style:font-style-asian="normal" style:font-weight-asian="bold" style:font-style-complex="normal" style:font-weight-complex="bold"/>
    </style:style>
    <style:style style:name="P5" style:family="paragraph" style:parent-style-name="Standard">
      <style:text-properties fo:language="es" fo:country="ES" fo:font-style="normal" style:text-underline-style="solid" style:text-underline-width="auto" style:text-underline-color="font-color" fo:font-weight="bold" officeooo:rsid="0017a116" officeooo:paragraph-rsid="0017a116" style:font-style-asian="normal" style:font-weight-asian="bold" style:font-style-complex="normal" style:font-weight-complex="bold"/>
    </style:style>
    <style:style style:name="P6" style:family="paragraph" style:parent-style-name="Standard">
      <style:text-properties fo:language="es" fo:country="ES" fo:font-style="normal" style:text-underline-style="solid" style:text-underline-width="auto" style:text-underline-color="font-color" fo:font-weight="bold" officeooo:rsid="001d53d0" officeooo:paragraph-rsid="001d53d0" style:font-style-asian="normal" style:font-weight-asian="bold" style:font-style-complex="normal" style:font-weight-complex="bold"/>
    </style:style>
    <style:style style:name="P7" style:family="paragraph" style:parent-style-name="Standard">
      <style:text-properties fo:language="es" fo:country="ES" fo:font-style="normal" style:text-underline-style="solid" style:text-underline-width="auto" style:text-underline-color="font-color" fo:font-weight="normal" officeooo:rsid="0017a116" officeooo:paragraph-rsid="0017a116" style:font-style-asian="normal" style:font-weight-asian="normal" style:font-style-complex="normal" style:font-weight-complex="normal"/>
    </style:style>
    <style:style style:name="P8" style:family="paragraph" style:parent-style-name="Standard">
      <style:text-properties fo:language="es" fo:country="ES" fo:font-style="normal" fo:font-weight="normal" officeooo:rsid="000e836c" officeooo:paragraph-rsid="000e836c" style:font-style-asian="normal" style:font-weight-asian="normal" style:font-style-complex="normal" style:font-weight-complex="normal"/>
    </style:style>
    <style:style style:name="P9" style:family="paragraph" style:parent-style-name="Standard">
      <style:text-properties fo:language="es" fo:country="ES" fo:font-style="normal" fo:font-weight="normal" officeooo:rsid="00101c1c" officeooo:paragraph-rsid="00101c1c" style:font-style-asian="normal" style:font-weight-asian="normal" style:font-style-complex="normal" style:font-weight-complex="normal"/>
    </style:style>
    <style:style style:name="P10" style:family="paragraph" style:parent-style-name="Standard">
      <style:text-properties fo:language="es" fo:country="ES" fo:font-style="normal" fo:font-weight="normal" officeooo:rsid="00101c1c" officeooo:paragraph-rsid="0010dd7a" style:font-style-asian="normal" style:font-weight-asian="normal" style:font-style-complex="normal" style:font-weight-complex="normal"/>
    </style:style>
    <style:style style:name="P11" style:family="paragraph" style:parent-style-name="Standard">
      <style:text-properties fo:language="es" fo:country="ES" fo:font-style="normal" fo:font-weight="normal" officeooo:rsid="0010dd7a" officeooo:paragraph-rsid="0010dd7a" style:font-style-asian="normal" style:font-weight-asian="normal" style:font-style-complex="normal" style:font-weight-complex="normal"/>
    </style:style>
    <style:style style:name="P12" style:family="paragraph" style:parent-style-name="Standard">
      <style:text-properties fo:language="es" fo:country="ES" fo:font-style="normal" style:text-underline-style="none" fo:font-weight="normal" officeooo:rsid="0012421f" officeooo:paragraph-rsid="0012421f" style:font-style-asian="normal" style:font-weight-asian="normal" style:font-style-complex="normal" style:font-weight-complex="normal"/>
    </style:style>
    <style:style style:name="P13" style:family="paragraph" style:parent-style-name="Standard">
      <style:text-properties fo:language="es" fo:country="ES" fo:font-style="normal" style:text-underline-style="none" fo:font-weight="normal" officeooo:rsid="0017a116" officeooo:paragraph-rsid="0017a116" style:font-style-asian="normal" style:font-weight-asian="normal" style:font-style-complex="normal" style:font-weight-complex="normal"/>
    </style:style>
    <style:style style:name="P14" style:family="paragraph" style:parent-style-name="Standard">
      <style:text-properties fo:language="es" fo:country="ES" fo:font-style="normal" style:text-underline-style="none" fo:font-weight="normal" officeooo:rsid="0019cd2c" officeooo:paragraph-rsid="0019cd2c" style:font-style-asian="normal" style:font-weight-asian="normal" style:font-style-complex="normal" style:font-weight-complex="normal"/>
    </style:style>
    <style:style style:name="P15" style:family="paragraph" style:parent-style-name="Standard">
      <style:text-properties fo:language="es" fo:country="ES" fo:font-style="normal" style:text-underline-style="none" fo:font-weight="normal" officeooo:rsid="001b861c" officeooo:paragraph-rsid="001b861c" style:font-style-asian="normal" style:font-weight-asian="normal" style:font-style-complex="normal" style:font-weight-complex="normal"/>
    </style:style>
    <style:style style:name="P16" style:family="paragraph" style:parent-style-name="Standard">
      <style:text-properties fo:language="es" fo:country="ES" fo:font-style="normal" style:text-underline-style="none" fo:font-weight="normal" officeooo:rsid="001c7911" officeooo:paragraph-rsid="001c7911" style:font-style-asian="normal" style:font-weight-asian="normal" style:font-style-complex="normal" style:font-weight-complex="normal"/>
    </style:style>
    <style:style style:name="P17" style:family="paragraph" style:parent-style-name="Standard">
      <style:text-properties fo:language="es" fo:country="ES" fo:font-style="normal" style:text-underline-style="none" fo:font-weight="normal" officeooo:rsid="001ccbb0" officeooo:paragraph-rsid="001ccbb0" style:font-style-asian="normal" style:font-weight-asian="normal" style:font-style-complex="normal" style:font-weight-complex="normal"/>
    </style:style>
    <style:style style:name="P18" style:family="paragraph" style:parent-style-name="Standard">
      <style:text-properties fo:language="es" fo:country="ES" fo:font-style="normal" style:text-underline-style="none" fo:font-weight="normal" officeooo:rsid="001d53d0" officeooo:paragraph-rsid="001d53d0" style:font-style-asian="normal" style:font-weight-asian="normal" style:font-style-complex="normal" style:font-weight-complex="normal"/>
    </style:style>
    <style:style style:name="P19" style:family="paragraph" style:parent-style-name="Standard">
      <style:text-properties fo:language="es" fo:country="ES" fo:font-style="normal" style:text-underline-style="none" fo:font-weight="normal" officeooo:rsid="001dcd98" officeooo:paragraph-rsid="001dcd98" style:font-style-asian="normal" style:font-weight-asian="normal" style:font-style-complex="normal" style:font-weight-complex="normal"/>
    </style:style>
    <style:style style:name="P20" style:family="paragraph" style:parent-style-name="Standard">
      <style:text-properties fo:language="es" fo:country="ES" officeooo:rsid="000d6c2c" officeooo:paragraph-rsid="000d6c2c"/>
    </style:style>
    <style:style style:name="P21" style:family="paragraph" style:parent-style-name="Standard">
      <style:text-properties fo:language="es" fo:country="ES" style:text-underline-style="solid" style:text-underline-width="auto" style:text-underline-color="font-color" fo:font-weight="bold" officeooo:rsid="000d6c2c" officeooo:paragraph-rsid="000d6c2c" style:font-weight-asian="bold" style:font-weight-complex="bold"/>
    </style:style>
    <style:style style:name="P22" style:family="paragraph" style:parent-style-name="Standard">
      <style:text-properties fo:language="es" fo:country="ES" style:text-underline-style="solid" style:text-underline-width="auto" style:text-underline-color="font-color" fo:font-weight="bold" officeooo:rsid="000d6c2c" officeooo:paragraph-rsid="000e3138" style:font-weight-asian="bold" style:font-weight-complex="bold"/>
    </style:style>
    <style:style style:name="P23" style:family="paragraph" style:parent-style-name="Standard">
      <style:text-properties fo:language="es" fo:country="ES" fo:font-style="italic" style:text-underline-style="solid" style:text-underline-width="auto" style:text-underline-color="font-color" officeooo:rsid="000d6c2c" officeooo:paragraph-rsid="000d6c2c" style:font-style-asian="italic" style:font-style-complex="italic"/>
    </style:style>
    <style:style style:name="P24" style:family="paragraph" style:parent-style-name="Standard">
      <style:text-properties fo:language="es" fo:country="ES" fo:font-style="italic" style:text-underline-style="solid" style:text-underline-width="auto" style:text-underline-color="font-color" fo:font-weight="bold" officeooo:rsid="000e3138" officeooo:paragraph-rsid="000e3138" style:font-style-asian="italic" style:font-weight-asian="bold" style:font-style-complex="italic" style:font-weight-complex="bold"/>
    </style:style>
    <style:style style:name="P25" style:family="paragraph" style:parent-style-name="Standard">
      <style:text-properties fo:language="es" fo:country="ES" fo:font-style="italic" fo:font-weight="bold" officeooo:rsid="000e3138" officeooo:paragraph-rsid="000e3138" style:font-style-asian="italic" style:font-weight-asian="bold" style:font-style-complex="italic" style:font-weight-complex="bold"/>
    </style:style>
    <style:style style:name="P26" style:family="paragraph" style:parent-style-name="Standard">
      <style:text-properties fo:language="es" fo:country="ES" fo:font-style="italic" fo:font-weight="bold" officeooo:rsid="000e836c" officeooo:paragraph-rsid="000e836c" style:font-style-asian="italic" style:font-weight-asian="bold" style:font-style-complex="italic" style:font-weight-complex="bold"/>
    </style:style>
    <style:style style:name="P27" style:family="paragraph" style:parent-style-name="Standard">
      <style:text-properties fo:language="es" fo:country="ES" fo:font-style="italic" fo:font-weight="bold" officeooo:rsid="00101c1c" officeooo:paragraph-rsid="00101c1c" style:font-style-asian="italic" style:font-weight-asian="bold" style:font-style-complex="italic" style:font-weight-complex="bold"/>
    </style:style>
    <style:style style:name="P28" style:family="paragraph" style:parent-style-name="Standard">
      <style:text-properties fo:language="es" fo:country="ES" fo:font-style="italic" fo:font-weight="bold" officeooo:rsid="0010dd7a" officeooo:paragraph-rsid="0010dd7a" style:font-style-asian="italic" style:font-weight-asian="bold" style:font-style-complex="italic" style:font-weight-complex="bold"/>
    </style:style>
    <style:style style:name="P29" style:family="paragraph" style:parent-style-name="Standard">
      <style:text-properties fo:language="es" fo:country="ES" fo:font-style="italic" fo:font-weight="bold" officeooo:rsid="00114fdc" officeooo:paragraph-rsid="00114fdc" style:font-style-asian="italic" style:font-weight-asian="bold" style:font-style-complex="italic" style:font-weight-complex="bold"/>
    </style:style>
    <style:style style:name="P30" style:family="paragraph" style:parent-style-name="Standard">
      <style:text-properties fo:language="es" fo:country="ES" fo:font-style="italic" fo:font-weight="bold" officeooo:rsid="000d6c2c" officeooo:paragraph-rsid="000d6c2c" style:font-style-asian="italic" style:font-weight-asian="bold" style:font-style-complex="italic" style:font-weight-complex="bold"/>
    </style:style>
    <style:style style:name="P31" style:family="paragraph" style:parent-style-name="Standard">
      <style:text-properties fo:language="es" fo:country="ES" fo:font-style="italic" style:text-underline-style="none" fo:font-weight="bold" officeooo:rsid="0019cd2c" officeooo:paragraph-rsid="0019cd2c" style:font-style-asian="italic" style:font-weight-asian="bold" style:font-style-complex="italic" style:font-weight-complex="bold"/>
    </style:style>
    <style:style style:name="P32" style:family="paragraph" style:parent-style-name="Standard">
      <style:text-properties fo:language="es" fo:country="ES" fo:font-style="italic" style:text-underline-style="none" fo:font-weight="bold" officeooo:rsid="001b861c" officeooo:paragraph-rsid="001b861c" style:font-style-asian="italic" style:font-weight-asian="bold" style:font-style-complex="italic" style:font-weight-complex="bold"/>
    </style:style>
    <style:style style:name="P33" style:family="paragraph" style:parent-style-name="Standard">
      <style:text-properties fo:language="es" fo:country="ES" fo:font-style="italic" style:text-underline-style="none" fo:font-weight="bold" officeooo:rsid="001c7911" officeooo:paragraph-rsid="001c7911" style:font-style-asian="italic" style:font-weight-asian="bold" style:font-style-complex="italic" style:font-weight-complex="bold"/>
    </style:style>
    <style:style style:name="P34" style:family="paragraph" style:parent-style-name="Standard">
      <style:text-properties fo:language="es" fo:country="ES" fo:font-style="italic" style:text-underline-style="none" fo:font-weight="bold" officeooo:rsid="001d53d0" officeooo:paragraph-rsid="001d53d0" style:font-style-asian="italic" style:font-weight-asian="bold" style:font-style-complex="italic" style:font-weight-complex="bold"/>
    </style:style>
    <style:style style:name="P35" style:family="paragraph" style:parent-style-name="Standard">
      <style:text-properties fo:language="es" fo:country="ES" officeooo:rsid="000e3138" officeooo:paragraph-rsid="000e3138"/>
    </style:style>
    <style:style style:name="P36" style:family="paragraph" style:parent-style-name="Standard">
      <style:text-properties fo:language="es" fo:country="ES" officeooo:rsid="0010dd7a" officeooo:paragraph-rsid="0010dd7a"/>
    </style:style>
    <style:style style:name="P37" style:family="paragraph" style:parent-style-name="Standard">
      <style:text-properties fo:language="es" fo:country="ES" officeooo:rsid="00114fdc" officeooo:paragraph-rsid="00114fdc"/>
    </style:style>
    <style:style style:name="P38" style:family="paragraph" style:parent-style-name="Standard">
      <style:text-properties fo:language="es" fo:country="ES" officeooo:rsid="0012421f" officeooo:paragraph-rsid="0012421f"/>
    </style:style>
    <style:style style:name="P39" style:family="paragraph" style:parent-style-name="Standard">
      <style:text-properties fo:language="es" fo:country="ES" officeooo:rsid="0012421f" officeooo:paragraph-rsid="0019cd2c"/>
    </style:style>
    <style:style style:name="P40" style:family="paragraph" style:parent-style-name="Standard">
      <style:text-properties fo:language="es" fo:country="ES" officeooo:rsid="0012421f" officeooo:paragraph-rsid="001c7911"/>
    </style:style>
    <style:style style:name="P41" style:family="paragraph" style:parent-style-name="Standard">
      <style:text-properties fo:language="es" fo:country="ES" fo:font-style="normal" style:text-underline-style="none" fo:font-weight="normal" officeooo:rsid="001d53d0" officeooo:paragraph-rsid="001d53d0" style:font-style-asian="normal" style:font-weight-asian="normal" style:font-style-complex="normal" style:font-weight-complex="normal"/>
    </style:style>
    <style:style style:name="P42" style:family="paragraph" style:parent-style-name="Standard">
      <style:text-properties fo:language="es" fo:country="ES" fo:font-style="normal" style:text-underline-style="none" fo:font-weight="normal" officeooo:rsid="001fb34a" officeooo:paragraph-rsid="001fb34a"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language="es" fo:country="ES" fo:font-style="normal" style:text-underline-style="none" fo:font-weight="normal" officeooo:rsid="0020dc14" officeooo:paragraph-rsid="0020dc14"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language="es" fo:country="ES" fo:font-style="normal" style:text-underline-style="none" fo:font-weight="normal" officeooo:rsid="0020dc14" officeooo:paragraph-rsid="0020dc14"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language="es" fo:country="ES" fo:font-style="normal" style:text-underline-style="solid" style:text-underline-width="auto" style:text-underline-color="font-color" fo:font-weight="normal" officeooo:rsid="0020dc14" officeooo:paragraph-rsid="0020dc14" style:font-style-asian="normal" style:font-weight-asian="normal" style:font-style-complex="normal" style:font-weight-complex="normal"/>
    </style:style>
    <style:style style:name="P46" style:family="paragraph" style:parent-style-name="Standard">
      <style:text-properties fo:language="es" fo:country="ES" fo:font-style="italic" style:text-underline-style="none" fo:font-weight="bold" officeooo:rsid="001fb34a" officeooo:paragraph-rsid="001fb34a" style:font-style-asian="italic" style:font-weight-asian="bold" style:font-style-complex="italic" style:font-weight-complex="bold"/>
    </style:style>
    <style:style style:name="P47" style:family="paragraph" style:parent-style-name="Standard">
      <style:paragraph-properties fo:text-align="start" style:justify-single-word="false"/>
      <style:text-properties fo:language="es" fo:country="ES" fo:font-style="italic" style:text-underline-style="none" fo:font-weight="bold" officeooo:rsid="0020dc14" officeooo:paragraph-rsid="0020dc14" style:font-style-asian="italic" style:font-weight-asian="bold" style:font-style-complex="italic" style:font-weight-complex="bold"/>
    </style:style>
    <style:style style:name="P48" style:family="paragraph" style:parent-style-name="Standard">
      <style:paragraph-properties fo:text-align="start" style:justify-single-word="false"/>
      <style:text-properties fo:language="es" fo:country="ES" fo:font-style="italic" style:text-underline-style="none" fo:font-weight="bold" officeooo:rsid="000e836c" officeooo:paragraph-rsid="0020dc14" style:font-style-asian="italic" style:font-weight-asian="bold" style:font-style-complex="italic" style:font-weight-complex="bold"/>
    </style:style>
    <style:style style:name="P4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e3138" style:font-style-asian="italic" style:font-weight-asian="bold" style:font-style-complex="italic" style:font-weight-complex="bold"/>
    </style:style>
    <style:style style:name="T4" style:family="text">
      <style:text-properties fo:font-style="italic" fo:font-weight="bold" officeooo:rsid="000e836c" style:font-style-asian="italic" style:font-weight-asian="bold" style:font-style-complex="italic" style:font-weight-complex="bold"/>
    </style:style>
    <style:style style:name="T5" style:family="text">
      <style:text-properties fo:font-style="italic" fo:font-weight="bold" officeooo:rsid="0010dd7a"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156161" style:font-style-asian="italic" style:font-style-complex="italic"/>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0e3138"/>
    </style:style>
    <style:style style:name="T13" style:family="text">
      <style:text-properties officeooo:rsid="000e836c"/>
    </style:style>
    <style:style style:name="T14" style:family="text">
      <style:text-properties officeooo:rsid="00114fdc"/>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156161" style:font-weight-asian="normal" style:font-weight-complex="normal"/>
    </style:style>
    <style:style style:name="T18" style:family="text">
      <style:text-properties style:text-underline-style="none" fo:font-weight="normal" officeooo:rsid="0015e2a2" style:font-weight-asian="normal" style:font-weight-complex="normal"/>
    </style:style>
    <style:style style:name="T19" style:family="text">
      <style:text-properties officeooo:rsid="0012528f"/>
    </style:style>
    <style:style style:name="T20" style:family="text">
      <style:text-properties officeooo:rsid="0019cd2c"/>
    </style:style>
    <style:style style:name="T21" style:family="text">
      <style:text-properties officeooo:rsid="001c791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6-9-2014</text:p>
      <text:p text:style-name="P20"/>
      <text:p text:style-name="P21">Formularios</text:p>
      <text:p text:style-name="P20"/>
      <text:p text:style-name="P20">Los controles que tiene <text:span text:style-name="T2">name</text:span> son los que van ha viajar con el formulario. Viaja la pareja de <text:span text:style-name="T2">name</text:span> y <text:span text:style-name="T2">value</text:span></text:p>
      <text:p text:style-name="P20"/>
      <text:p text:style-name="P20">Los <text:span text:style-name="T2">radios</text:span><text:span text:style-name="T10"> </text:span>solo se puede seleccionar <text:span text:style-name="T1">uno </text:span>del grupo.</text:p>
      <text:p text:style-name="P20">Los <text:span text:style-name="T2">check box</text:span> son elementos independientes. Se pueden seleccionar <text:span text:style-name="T1">varios</text:span>.</text:p>
      <text:p text:style-name="P20"/>
      <text:p text:style-name="P20"><text:span text:style-name="T11">Select</text:span>: en <text:span text:style-name="T1">option </text:span><text:span text:style-name="T2">selected</text:span> para que se por defecto.</text:p>
      <text:p text:style-name="P20"/>
      <text:p text:style-name="P20">Un <text:span text:style-name="T2">option</text:span> no puede estar vació se usa <text:span text:style-name="T2">&amp;nbp;</text:span> entidad vacía.</text:p>
      <text:p text:style-name="P20"/>
      <text:p text:style-name="P20"><text:span text:style-name="T2">Select </text:span>viaja el value sino esta, viaja el contenido de la opcion.</text:p>
      <text:p text:style-name="P20"/>
      <text:p text:style-name="P20"><text:span text:style-name="T2">Select: size=”nº” </text:span>número de filas que muestra</text:p>
      <text:p text:style-name="P20"><text:span text:style-name="T2">Select: múltiple </text:span>si tiene varias seleccionas viajan nombre nombre=valor1&amp;nombre=valor2.... tanta parejas como valores seleccionados.</text:p>
      <text:p text:style-name="P20"/>
      <text:p text:style-name="P20"><text:span text:style-name="T2">Textarea</text:span>: no se usa value, si quieres un valor inicial se pone entre las etiquetas.</text:p>
      <text:p text:style-name="P20"/>
      <text:p text:style-name="P20"><text:span text:style-name="T2">Input FileSelect</text:span>: no puede ponerse el atributo value.</text:p>
      <text:p text:style-name="P20"><text:span text:style-name="T2">Input Hidden</text:span>: campo que no se ve, necesita el value. Sirve para los campos que se van ha modificar</text:p>
      <text:p text:style-name="P23"/>
      <text:p text:style-name="P24">Configuración Servidor</text:p>
      <text:p text:style-name="P25"/>
      <text:p text:style-name="P8">Puerto apache 8008</text:p>
      <text:p text:style-name="P8">Una ve instalado apache, cambio el puerto por el 8008, en el archivo de configuración de apache</text:p>
      <text:p text:style-name="P26"><text:tab/>C:\Program Files\ApacheSoftware Foundation\ Apache2.2\conf\httpd.conf</text:p>
      <text:p text:style-name="P9">cambio la linea “listen 80” por “listen 8008”</text:p>
      <text:p text:style-name="P9"/>
      <text:p text:style-name="P9">Guardo el contenido del fichero de php en una carpeta</text:p>
      <text:p text:style-name="P9"><text:span text:style-name="T4"><text:tab/>C:\Program Files\ApacheSoftware Foundation\</text:span><text:span text:style-name="T2">php5.3.5</text:span></text:p>
      <text:p text:style-name="P9">y para configurar apache añado <text:span text:style-name="T13">en el archivo de configuración de apache </text:span>las siguientes lineas</text:p>
      <text:p text:style-name="P27"><text:tab/>LoadModule php5_module “../php5.3.5/php5apache2_2.dll”</text:p>
      <text:p text:style-name="P27"><text:tab/>AddType application /x-httpd-php .php</text:p>
      <text:p text:style-name="P27"><text:tab/>PHPIniDir “../php5.3.5”</text:p>
      <text:p text:style-name="P35"/>
      <text:p text:style-name="P36">Para comprobar de que funciona php</text:p>
      <text:p text:style-name="P36">Creo un archivo <text:span text:style-name="T2">phpinfo.php</text:span> en el raíz del sitio por defecto que contenga lo siguiente: </text:p>
      <text:p text:style-name="P28"><text:tab/>&lt;?php </text:p>
      <text:p text:style-name="P28"><text:tab/><text:tab/>phpinfo(); </text:p>
      <text:p text:style-name="P28"><text:tab/>?&gt;</text:p>
      <text:p text:style-name="P36">Re nombro el archivo de configurarion </text:p>
      <text:p text:style-name="P10"><text:span text:style-name="T4"><text:tab/>C:\Program Files\ApacheSoftware Foundation\</text:span><text:span text:style-name="T2">php5.3.5</text:span><text:span text:style-name="T5">\php.ini-development</text:span></text:p>
      <text:p text:style-name="P11">a <text:span text:style-name="T2">php.ini </text:span>, ya que el archivo de configuración para desarrollo muestra los errores.</text:p>
      <text:p text:style-name="P11">Compruebo los campos <text:span text:style-name="T2">Error Handling </text:span>y <text:span text:style-name="T2">Resources Limits </text:span>y modifico los valores</text:p>
      <text:p text:style-name="P28">post_max_size=64M</text:p>
      <text:p text:style-name="P11"><text:span text:style-name="T2">upload_max_filesize=64M</text:span> (este valor tiene que ser menor o igual que <text:span text:style-name="T2">post_max_size</text:span>)</text:p>
      <text:p text:style-name="P28">extension_dir=”../php5.3.5/”</text:p>
      <text:p text:style-name="P11"><text:soft-page-break/></text:p>
      <text:p text:style-name="P11">Descomento las líneas</text:p>
      <text:p text:style-name="P28">extension=php_mysql.dll</text:p>
      <text:p text:style-name="P28">extension=php_mysqli.dll</text:p>
      <text:p text:style-name="P28">extension=php_openssl.dll</text:p>
      <text:p text:style-name="P28">extension=php_pdo_mysql.dll</text:p>
      <text:p text:style-name="P28">extension=php_curl.dll</text:p>
      <text:p text:style-name="P28">extension=php_gd2.dll</text:p>
      <text:p text:style-name="P28">extension=php_intl.dll</text:p>
      <text:p text:style-name="P28">extension=php_mbstring.dll</text:p>
      <text:p text:style-name="P28">extension=php_pdo_sqlite.dll</text:p>
      <text:p text:style-name="P28">extension=php_soap.dll</text:p>
      <text:p text:style-name="P28">extension=php_xmlrpc.dll</text:p>
      <text:p text:style-name="P20"/>
      <text:p text:style-name="P37">Los archivos de configuración de apache y php en linux son:</text:p>
      <text:p text:style-name="P29"><text:tab/>/etc/apache2/apache/apache.conf</text:p>
      <text:p text:style-name="P30"><text:tab/>/<text:span text:style-name="T14">etc/php5/apache2/php.ini</text:span></text:p>
      <text:p text:style-name="P30"/>
      <text:p text:style-name="P20">17-9-2014</text:p>
      <text:p text:style-name="P35"/>
      <text:p text:style-name="P22">Formularios</text:p>
      <text:p text:style-name="P22"/>
      <text:p text:style-name="P20"><text:span text:style-name="T2">Label</text:span>: <text:span text:style-name="T2">for</text:span> asocia a un elemento por su<text:span text:style-name="T2"> id</text:span>. id debe ser único. Si pincho en el label pone el <text:span text:style-name="T2">foco</text:span> en el elemento que tiene asociado</text:p>
      <text:p text:style-name="P20"/>
      <text:p text:style-name="P20">Son dos las codificaciones europeas que más se usan <text:span text:style-name="T2">utf-8 (sin bom) y ISO-8859-1</text:span></text:p>
      <text:p text:style-name="P20">Problemas con la codificación: <text:tab/>1- no digo nada</text:p>
      <text:p text:style-name="P20"><text:tab/><text:tab/><text:tab/><text:tab/><text:tab/>2- si digo: mal</text:p>
      <text:p text:style-name="P20"><text:tab/><text:tab/><text:tab/><text:tab/><text:tab/>3- si digo: hago</text:p>
      <text:p text:style-name="P20"/>
      <text:p text:style-name="P20">Método <text:span text:style-name="T2">get </text:span>por defecto. <text:span text:style-name="T19">Los datos viajan en la url</text:span></text:p>
      <text:p text:style-name="P20"><text:span text:style-name="T12">M</text:span>étodo <text:span text:style-name="T3">post</text:span><text:span text:style-name="T12"> se usa siempre que se puede, para autenticación. Los datos viajan en la cabecera.</text:span></text:p>
      <text:p text:style-name="P20"/>
      <text:p text:style-name="P38">22-9-2014</text:p>
      <text:p text:style-name="P38"/>
      <text:p text:style-name="P2">Array asociativos </text:p>
      <text:p text:style-name="P12">En PHP pueden estar los arrays indexados por número o por cadenas.</text:p>
      <text:p text:style-name="P12">$a[0] = “30”<text:tab/><text:tab/>$a[“2dam”] = “30”<text:tab/><text:tab/></text:p>
      <text:p text:style-name="P12">$a[1] = “31”<text:tab/><text:tab/>$a[“2daw”] = “31”</text:p>
      <text:p text:style-name="P12">$a[2] = “27”<text:tab/><text:tab/>$a[“1damw”] = “27”</text:p>
      <text:p text:style-name="P2"/>
      <text:p text:style-name="P12">Los arrays en PHP no se declaran y no son estáticos, pueden cambiar su dimensión.</text:p>
      <text:p text:style-name="P12">Se pueden asignar poniendo indice o sin poner, le asigna el valor al final poniéndole un indice.</text:p>
      <text:p text:style-name="P12">$a[0] = “30”<text:tab/><text:tab/>$a[] = “30”<text:tab/><text:tab/></text:p>
      <text:p text:style-name="P12">$a[1] = “31”<text:tab/><text:tab/>$a[] = “31”</text:p>
      <text:p text:style-name="P2"/>
      <text:p text:style-name="P1"><text:span text:style-name="T16">Los parámetros de un formulario llegan en un array asociativo que se llama </text:span><text:span text:style-name="T6">$_GET</text:span><text:span text:style-name="T16"> o </text:span><text:span text:style-name="T6">$_POST</text:span><text:span text:style-name="T16"> según el método de envío. También hay un tercer modo, a través del array </text:span><text:span text:style-name="T6">$_REQUEST</text:span><text:span text:style-name="T16">, pero puede incluir más datos.</text:span></text:p>
      <text:p text:style-name="P1"/>
      <text:p text:style-name="P3"><text:span text:style-name="T16">Comentarios en PHP. </text:span><text:span text:style-name="T6">// de una sola línea; /* Multilínea */</text:span></text:p>
      <text:p text:style-name="P3"/>
      <text:p text:style-name="P4"><text:soft-page-break/><text:span text:style-name="T16">Atributo del form </text:span><text:span text:style-name="T6">enctype</text:span><text:span text:style-name="T16"> tiene tres posibles valores: </text:span><text:span text:style-name="T6">“</text:span><text:span text:style-name="T7">application/x-www-form-urlencoded”</text:span><text:span text:style-name="T17"> </text:span><text:span text:style-name="T18">es el valor que usaremos por defecto</text:span><text:span text:style-name="T17">, </text:span><text:span text:style-name="T7">“multipart/form-data” </text:span><text:span text:style-name="T18">se usa con formularios que envían archivos</text:span><text:span text:style-name="T17">, </text:span><text:span text:style-name="T7">“text/plain”</text:span><text:span text:style-name="T17"> </text:span><text:span text:style-name="T18">no se usa.</text:span></text:p>
      <text:p text:style-name="P4"/>
      <text:p text:style-name="P5"><text:span text:style-name="T18">P</text:span><text:span text:style-name="T16">ara </text:span><text:span text:style-name="T6">recorre un array </text:span><text:span text:style-name="T16">podemos, sabiendo en número de elementos </text:span><text:span text:style-name="T6">recorrerlo entero</text:span><text:span text:style-name="T16"> </text:span><text:span text:style-name="T6">o</text:span><text:span text:style-name="T16"> con un </text:span><text:span text:style-name="T6">foreach.</text:span></text:p>
      <text:p text:style-name="P5"/>
      <text:p text:style-name="P7"><text:span text:style-name="T15">Si queremos usar elementos con el atributo </text:span><text:span text:style-name="T8">name duplicado </text:span><text:span text:style-name="T15">hay que poner corchetes(</text:span><text:span text:style-name="T8">[]</text:span><text:span text:style-name="T15">) al final del valor del atributo name (</text:span><text:span text:style-name="T8">name="text[]")</text:span><text:span text:style-name="T15">. Con lo que crea un array al que se le van añadiendo objetos. Para ver su contenido tendremos que recorrer el array.</text:span></text:p>
      <text:p text:style-name="P7"/>
      <text:p text:style-name="P13"/>
      <text:p text:style-name="P39"><text:bookmark-start text:name="__DdeLink__513_725771542"/>2<text:span text:style-name="T20">3</text:span>-9-2014</text:p>
      <text:p text:style-name="P39"/>
      <text:p text:style-name="P14">Etiquetas php<text:tab/><text:bookmark-end text:name="__DdeLink__513_725771542"/></text:p>
      <text:p text:style-name="P14"><text:tab/><text:span text:style-name="T2">&lt;?php </text:span></text:p>
      <text:p text:style-name="P31"><text:tab/><text:tab/>echo “php”;</text:p>
      <text:p text:style-name="P31"><text:tab/>?&gt;</text:p>
      <text:p text:style-name="P14"/>
      <text:p text:style-name="P15">Forma abreviada de hacer echo <text:span text:style-name="T2">&lt;?= ”php” ?&gt; </text:span></text:p>
      <text:p text:style-name="P15">Short tag: forma corta de las etiquetas php. Hay que tenerlo configurado en el php.ini.</text:p>
      <text:p text:style-name="P15"><text:tab/><text:span text:style-name="T2">&lt;?</text:span></text:p>
      <text:p text:style-name="P32"><text:tab/><text:tab/>echo “php”;</text:p>
      <text:p text:style-name="P32"><text:tab/>?&gt;</text:p>
      <text:p text:style-name="P15"/>
      <text:p text:style-name="P15">Todas las variables empiezan por $.</text:p>
      <text:p text:style-name="P15">Para escribir se usa echo con comillas simples o dobles. Dentro de las comillas dobles puedo poner variables ( <text:span text:style-name="T2">echo “hola $var”;</text:span> ). Se concatena con el punto (.)</text:p>
      <text:p text:style-name="P15"/>
      <text:p text:style-name="P15">Tipos de datos</text:p>
      <text:p text:style-name="P15"><text:span text:style-name="T2">Boolean</text:span>: True y false (se escribe en mayúscula). 0, 0.0, cadena vacía, cadena “0”, array vació, null son false</text:p>
      <text:p text:style-name="P15"><text:span text:style-name="T2">==</text:span> comprueba <text:span text:style-name="T2">igualdad</text:span> ( si el contenido es igual).</text:p>
      <text:p text:style-name="P15"><text:span text:style-name="T2">===</text:span> comprueba <text:span text:style-name="T2">identidad</text:span> ( si es el mismo objeto).</text:p>
      <text:p text:style-name="P15"/>
      <text:p text:style-name="P15"><text:span text:style-name="T2">Null</text:span>: no se ha asignado valor, se ha asignado null o se ha des asignado con unset(). Se comprueba con <text:span text:style-name="T2">is_null()</text:span> o con <text:span text:style-name="T2">null==</text:span></text:p>
      <text:p text:style-name="P15"/>
      <text:p text:style-name="P15"><text:span text:style-name="T2">Array</text:span>: Colección de parejas formado por indice, valor. Crear un array vacio <text:span text:style-name="T2">array()</text:span> o <text:span text:style-name="T2">[] </text:span>(no funciona con versiones antiguas de php, a partir de la 5.4 si funciona).</text:p>
      <text:p text:style-name="P15"><text:span text:style-name="T2"><text:tab/>unset($array[10]);</text:span> borra el elemento en posición 10.</text:p>
      <text:p text:style-name="P15"><text:span text:style-name="T2"><text:tab/>unset($array); </text:span>borra el array entero.</text:p>
      <text:p text:style-name="P15"><text:span text:style-name="T2"><text:tab/>var_dump($a);</text:span> muestra el contenido y tipo de la variable. Solo se usa en tiempo de <text:tab/>desarrollo no para producción.</text:p>
      <text:p text:style-name="P15"><text:span text:style-name="T2"><text:tab/>array_values($array);</text:span> re indexa un arra. Se pierden los indices. Hay que guardarlo en el <text:tab/>mismo array o en otro.</text:p>
      <text:p text:style-name="P15"><text:span text:style-name="T2"><text:tab/>sort($array); </text:span>reindexa y ordena un array.</text:p>
      <text:p text:style-name="P15"><text:span text:style-name="T2"><text:tab/>count($array); </text:span>devuelve el número de elementos del array.</text:p>
      <text:p text:style-name="P15"/>
      <text:p text:style-name="P15"><text:span text:style-name="T2">Constante</text:span>: Nombre de las constante en mayúscula sin $.</text:p>
      <text:p text:style-name="P32"><text:tab/>define(“NOMBRE”, “valor”);</text:p>
      <text:p text:style-name="P32"><text:tab/>const NOMBRE = “valor”;</text:p>
      <text:p text:style-name="P15"><text:soft-page-break/>Concatenación de cadena con punto (.);</text:p>
      <text:p text:style-name="P15"/>
      <text:p text:style-name="P32">Funciones</text:p>
      <text:p text:style-name="P15">Se pueden asignar valores por defecto de derecha a izquierda convirtiéndolos opcionales los que tienen valores.</text:p>
      <text:p text:style-name="P15"><text:tab/><text:span text:style-name="T2">function x($a, $b, $c){}</text:span></text:p>
      <text:p text:style-name="P15"><text:tab/>Si quiero ponerle valor por defecto a $b, $c debe tener valor por defecto.</text:p>
      <text:p text:style-name="P15"><text:tab/>Si quiero ponerle valor por defecto a $a, $b y $c deben tener valor por defecto.</text:p>
      <text:p text:style-name="P15"/>
      <text:p text:style-name="P32">Include y require</text:p>
      <text:p text:style-name="P15">Un fallo en el include no interrumpe la ejecución de la pagina. No es eficiente tener muchos niveles de include. Con include sino esta el archivo que se debe cargar la pagina sigue con requiere no.</text:p>
      <text:p text:style-name="P15">include_once, requiere_once() comprueba si el archivo ya ha sido incluido.</text:p>
      <text:p text:style-name="P15"/>
      <text:p text:style-name="P40">2<text:span text:style-name="T21">9</text:span>-9-2014</text:p>
      <text:p text:style-name="P40"/>
      <text:p text:style-name="P16"><text:span text:style-name="T2">exit() </text:span>ó <text:span text:style-name="T2">die() </text:span>para detener la ejecución de php.</text:p>
      <text:p text:style-name="P16"/>
      <text:p text:style-name="P16"><text:span text:style-name="T2">isset()</text:span> comprueba si el parametro ha llegado. Antes de acceder a una variable hay que comprobar que ha llegado.</text:p>
      <text:p text:style-name="P16"><text:span text:style-name="T2">empty() </text:span>comprueba si el parametro tiene valor.<text:bookmark-start text:name="__DdeLink__515_725771542"/></text:p>
      <text:p text:style-name="P16"><text:tab/>pagina.php?nombre=pepe<text:tab/>isset(nombre) TRUE <text:tab/><text:tab/>empty(nombre) FALSE</text:p>
      <text:p text:style-name="P16"><text:bookmark-end text:name="__DdeLink__515_725771542"/><text:tab/>pagina.php?nombre=<text:tab/><text:tab/>isset(nombre) TRUE <text:tab/><text:tab/>empty(nombre) TRUE</text:p>
      <text:p text:style-name="P16"><text:tab/>pagina.php?apellido=diaz<text:tab/>isset(nombre) FALSE</text:p>
      <text:p text:style-name="P16"/>
      <text:p text:style-name="P33">Configurar NetBeans</text:p>
      <text:p text:style-name="P16">Hay 2 formas para crear nuevos proyectos guardar el proyecto <text:span text:style-name="T2">en la carpeta htdocs</text:span> del servidor web o en <text:span text:style-name="T2">otra carpeta</text:span> y al ejecutar guarde en la carpeta htdocs los archivos resultantes.</text:p>
      <text:p text:style-name="P16">Al crear un proyecto PHP nuevo en “Run Configuration”</text:p>
      <text:p text:style-name="P16"><text:tab/>Run As: Local Web Site</text:p>
      <text:p text:style-name="P16"><text:tab/>Project URL: <text:a xlink:type="simple" xlink:href="http://localhost:8008/tema2/php1/">http://localhost:8008/tema2/php1/</text:a></text:p>
      <text:p text:style-name="P16"><text:tab/>Marcar “Copy files from Source Folder to another location” (si se guarda en otra carpeta)</text:p>
      <text:p text:style-name="P16"/>
      <text:p text:style-name="P17">Las clases php se ponen en una carpeta en la raiz del proyecto.</text:p>
      <text:p text:style-name="P17">Los archivos y clases php no se cierran las etiquetas php (?&gt;) si no llevan html.</text:p>
      <text:p text:style-name="P17">El ambito de las clases es público por defecto.</text:p>
      <text:p text:style-name="P17"/>
      <text:p text:style-name="P18">30-9-2014</text:p>
      <text:p text:style-name="P18"/>
      <text:p text:style-name="P18">PHP no permite la sobrecarga de métodos</text:p>
      <text:p text:style-name="P18"/>
      <text:p text:style-name="P18">Documentación de una clase</text:p>
      <text:p text:style-name="P18"><text:tab/><text:span text:style-name="T2">/**</text:span></text:p>
      <text:p text:style-name="P34"><text:tab/>*/</text:p>
      <text:p text:style-name="P18"/>
      <text:p text:style-name="P6">Subir archivos</text:p>
      <text:p text:style-name="P18">Necesito que el form tenga <text:span text:style-name="T2">method=”post” </text:span>y <text:span text:style-name="T2">enctype=”multipart/form-data”</text:span>, sin este enctype solo viaja el nombre del archivo, si esta el archivo no viaja por post, se procesa por el array asociativo <text:span text:style-name="T2">$_FILES</text:span>. Este array es multidimensional el primer parametro es el nombre y el segundo tiene 4 parametros, name, type, tmp_name, error (0 ó UPLOAD_ERR_OK no hay error) y size (tamaño en bytes).</text:p>
      <text:p text:style-name="P18"/>
      <text:p text:style-name="P18"><text:soft-page-break/>Cuando al navegador le llega una pagina web y los archivos adjunto el tipo MIME le dice el tipo de archivo que es. Primero llega el tipo MIME y despues el archivo en sí.</text:p>
      <text:p text:style-name="P18"/>
      <text:p text:style-name="P18"><text:span text:style-name="T2">file_exists()</text:span> comprueba si existe el archivo </text:p>
      <text:p text:style-name="P18"><text:span text:style-name="T2">move_upload_file()</text:span> mueve el archivo al destino</text:p>
      <text:p text:style-name="P18"/>
      <text:p text:style-name="P19">$n = pathinfo(“C:\Users\info.txt”);</text:p>
      <text:p text:style-name="P19"><text:tab/>echo $n[“dirname”];<text:tab/><text:tab/>// C:\Users</text:p>
      <text:p text:style-name="P19"><text:tab/>echo $n[“basename”];<text:tab/>// info.txt</text:p>
      <text:p text:style-name="P19"><text:tab/>echo $n[“exension”];<text:tab/><text:tab/>// txt</text:p>
      <text:p text:style-name="P19"><text:tab/>echo $n[“filename”];<text:tab/><text:tab/>// info</text:p>
      <text:p text:style-name="P18"/>
      <text:p text:style-name="P42">6-10-14</text:p>
      <text:p text:style-name="P42"/>
      <text:p text:style-name="P42">Subir archivo fuera de la raíz para no poder acceder al fichero desde Internet. Hay que pedírselo a una página php.</text:p>
      <text:p text:style-name="P42"/>
      <text:p text:style-name="P42">*Práctica 1* para el dia 20 de octubre</text:p>
      <text:p text:style-name="P42"/>
      <text:p text:style-name="P42">Modificar la clase subir:</text:p>
      <text:p text:style-name="P42">Trabajo implementar subir para subir array de archivos. Introducir array de nombre<text:tab/>20</text:p>
      <text:p text:style-name="P42"/>
      <text:p text:style-name="P42">Necesitamos:</text:p>
      <text:p text:style-name="P42"><text:tab/>1º Página web con php y mysql. (por ejemplo: x10 hosting)</text:p>
      <text:p text:style-name="P42"><text:tab/><text:tab/>web: salvacam.x10.mx</text:p>
      <text:p text:style-name="P42"><text:tab/><text:tab/>ftp:<text:tab/>user: <text:a xlink:type="simple" xlink:href="mailto:admin@salvacam.x10.mx">admin@salvacam.x10.mx</text:a></text:p>
      <text:p text:style-name="P42"><text:tab/><text:tab/><text:tab/>servidor: <text:a xlink:type="simple" xlink:href="ftp://ftp.salvacam.x10.mx/">ftp.salvacam.x10.mx</text:a></text:p>
      <text:p text:style-name="P42"><text:tab/>2º Github</text:p>
      <text:p text:style-name="P42"><text:tab/>3º pdf (8-10 páginas): enlaces web, práctica y github</text:p>
      <text:p text:style-name="P42"><text:tab/><text:tab/>Código, enlaces, lo que hace, implementación, recursos, código fuente</text:p>
      <text:p text:style-name="P42"/>
      <text:p text:style-name="P42">20-10-2014</text:p>
      <text:p text:style-name="P42"/>
      <text:p text:style-name="P42">La práctica será la clase más 2 páginas, como mínimo de uso, una de ella con formulario, con input file multiple y/o varios input file.</text:p>
      <text:p text:style-name="P42"/>
      <text:p text:style-name="P46">Sesiones y cookies</text:p>
      <text:p text:style-name="P46"/>
      <text:p text:style-name="P42">Cookie persistentes, necesitan, por ley, permiso del cliente.</text:p>
      <text:p text:style-name="P42">60*60 una hora</text:p>
      <text:p text:style-name="P42"/>
      <text:p text:style-name="P42">Cookie de sesión: cuando un cliente pide una página al servidor, este le devuelve la web y la cookie de sesión (con un id). Al volver a pedir el cliente le manda la cookie de session, y el servidor vuelve a enviarle la cookie de sessión</text:p>
      <text:p text:style-name="P42"/>
      <text:p text:style-name="P43"><draw:custom-shape text:anchor-type="paragraph" draw:z-index="3" draw:style-name="gr3" svg:width="2.483cm" svg:height="0.449cm" svg:x="7.156cm" svg:y="1.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3" svg:width="2.668cm" svg:height="0.348cm" svg:x="7.257cm" svg:y="0.5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2" draw:text-style-name="P49" svg:width="4.458cm" svg:height="1.791cm" svg:x="10.227cm" svg:y="0.369cm"><text:p text:style-name="P49">Servid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0" draw:style-name="gr1" draw:text-style-name="P49" svg:width="3.073cm" svg:height="1.1cm" svg:x="3.879cm" svg:y="0.609cm"><text:p text:style-name="P49">Cliente</text:p></draw:rect>pide</text:p>
      <text:p text:style-name="P43"/>
      <text:p text:style-name="P43"/>
      <text:p text:style-name="P43"/>
      <text:p text:style-name="P43"/>
      <text:p text:style-name="P43">devuelve web</text:p>
      <text:p text:style-name="P43">+cookie sesion</text:p>
      <text:p text:style-name="P43"><text:soft-page-break/>pide</text:p>
      <text:p text:style-name="P43">+ cookie sesion</text:p>
      <text:p text:style-name="P43"><draw:rect text:anchor-type="paragraph" draw:z-index="4" draw:style-name="gr1" draw:text-style-name="P49" svg:width="3.073cm" svg:height="1.1cm" svg:x="3.738cm" svg:y="0.243cm"><text:p text:style-name="P49">Cliente</text:p></draw:rect><draw:custom-shape text:anchor-type="paragraph" draw:z-index="5" draw:style-name="gr2" draw:text-style-name="P49" svg:width="4.458cm" svg:height="1.791cm" svg:x="10.227cm" svg:y="0.127cm"><text:p text:style-name="P49">Servid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3" svg:width="2.668cm" svg:height="0.348cm" svg:x="7.297cm" svg:y="0.1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3"/>
      <text:p text:style-name="P43"><draw:custom-shape text:anchor-type="paragraph" draw:z-index="7" draw:style-name="gr3" svg:width="2.483cm" svg:height="0.449cm" svg:x="7.177cm" svg:y="0.39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3"/>
      <text:p text:style-name="P43">devuelve web</text:p>
      <text:p text:style-name="P43">+cookie sesion</text:p>
      <text:p text:style-name="P43"/>
      <text:p text:style-name="P44">Para eliminar todas las variables de sesion <text:tab/><text:span text:style-name="T1">unset($_SESSION);</text:span></text:p>
      <text:p text:style-name="P44"/>
      <text:p text:style-name="P44"><text:span text:style-name="T1">8-10-14</text:span></text:p>
      <text:p text:style-name="P47"/>
      <text:p text:style-name="P47">Patrones</text:p>
      <text:p text:style-name="P44">1ª instancia: new Session()<text:tab/>puede tener muchos objetos</text:p>
      <text:p text:style-name="P44">2ª de clase: comprobación</text:p>
      <text:p text:style-name="P44">3ª singleton: 1 sola instancia.</text:p>
      <text:p text:style-name="P44"/>
      <text:p text:style-name="P44">No hacer páginas que se procese a si misma. Del formulario a otra página y esta con un header vuelve al formulario.</text:p>
      <text:p text:style-name="P44"/>
      <text:p text:style-name="P44">Las páginas HTML deben contener el mínimo php posible. Los archivos php no muestran nada y terminan con un header.</text:p>
      <text:p text:style-name="P44"/>
      <text:p text:style-name="P44">Cambiar configuración apache para ejecutar index.php. Añadir index.php <text:span text:style-name="T13">en el archivo de configuración de apache</text:span></text:p>
      <text:p text:style-name="P48"><text:tab/>C:\Program Files\ApacheSoftware Foundation\ Apache2.2\conf\httpd.conf</text:p>
      <text:p text:style-name="P44">en la línea</text:p>
      <text:p text:style-name="P44"/>
      <text:p text:style-name="P44">&lt;IfModule dir_module&gt;</text:p>
      <text:p text:style-name="P44"><text:s text:c="4"/>DirectoryIndex index.html</text:p>
      <text:p text:style-name="P44">&lt;/IfModule&gt;</text:p>
      <text:p text:style-name="P44"/>
      <text:p text:style-name="P44"><text:s/>quedando así</text:p>
      <text:p text:style-name="P44"/>
      <text:p text:style-name="P44">&lt;IfModule dir_module&gt;</text:p>
      <text:p text:style-name="P44"><text:s text:c="4"/>DirectoryIndex <text:span text:style-name="T9">index.php</text:span> index.html</text:p>
      <text:p text:style-name="P44">&lt;/IfModule&gt;</text:p>
      <text:p text:style-name="P44"/>
      <text:p text:style-name="P4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23:27:36.544613404</meta:creation-date>
    <meta:generator>LibreOffice/4.2.6.3$Linux_X86_64 LibreOffice_project/420m0$Build-3</meta:generator>
    <dc:date>2014-10-08T22:59:52.235558689</dc:date>
    <meta:editing-duration>PT33M26S</meta:editing-duration>
    <meta:editing-cycles>22</meta:editing-cycles>
    <meta:document-statistic meta:table-count="0" meta:image-count="0" meta:object-count="0" meta:page-count="6" meta:paragraph-count="186" meta:word-count="1536" meta:character-count="9872" meta:non-whitespace-character-count="8413"/>
  </office:meta>
</office:document-meta>
</file>